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199cm"/>
    </style:style>
    <style:style style:name="Tabla4.B" style:family="table-column">
      <style:table-column-properties style:column-width="1.139cm"/>
    </style:style>
    <style:style style:name="Tabla4.C" style:family="table-column">
      <style:table-column-properties style:column-width="1.776cm"/>
    </style:style>
    <style:style style:name="Tabla4.D" style:family="table-column">
      <style:table-column-properties style:column-width="1.115cm"/>
    </style:style>
    <style:style style:name="Tabla4.E" style:family="table-column">
      <style:table-column-properties style:column-width="1.909cm"/>
    </style:style>
    <style:style style:name="Tabla4.F" style:family="table-column">
      <style:table-column-properties style:column-width="1.655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row-height="0.55cm"/>
    </style:style>
    <style:style style:name="Tabla4.A2" style:family="table-cell">
      <style:table-cell-properties style:vertical-align="middle" fo:padding="0cm" fo:border="none"/>
    </style:style>
    <style:style style:name="Tabla4.D2" style:family="table-cell" style:data-style-name="N100">
      <style:table-cell-properties style:vertical-align="middle" fo:padding="0cm" fo:border="none"/>
    </style:style>
    <style:style style:name="Tabla4.3" style:family="table-row">
      <style:table-row-properties style:min-row-height="0.245cm"/>
    </style:style>
    <style:style style:name="Tabla4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style:contextual-spacing="false" fo:line-height="0.305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1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22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2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2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</style:style>
    <style:style style:name="P38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1c7d32" style:font-size-asian="8pt" style:font-name-complex="Lucida Sans" style:font-size-complex="8pt"/>
    </style:style>
    <style:style style:name="P42" style:family="paragraph" style:parent-style-name="Standard">
      <style:paragraph-properties fo:margin-top="0.09cm" fo:margin-bottom="0cm" style:contextual-spacing="false" fo:line-height="100%" fo:orphans="0" fo:widows="0" style:text-autospace="none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3pt" style:font-size-asian="13pt" style:font-size-complex="13pt"/>
    </style:style>
    <style:style style:name="P47" style:family="paragraph" style:parent-style-name="Text_20_body">
      <style:text-properties fo:font-size="6pt" style:font-size-asian="6pt" style:font-size-complex="6pt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P55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P56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paragraph-rsid="001ba23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1ba2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22705f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5d3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855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4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solid" style:text-underline-width="auto" style:text-underline-color="font-color" fo:font-weight="bold" officeooo:paragraph-rsid="001ba23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fo:margin-left="0.332cm" fo:margin-right="0.219cm" fo:margin-top="0.25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1ba2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Standard">
      <style:paragraph-properties fo:margin-left="1.251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24855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4" style:family="text">
      <style:text-properties fo:color="#221f1f" style:font-name="Lucida Sans" fo:font-size="10pt" style:font-size-asian="10pt" style:font-name-complex="Lucida Sans" style:font-size-complex="10pt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fo:letter-spacing="-0.007cm" fo:font-style="normal" style:font-style-asian="normal" style:font-name-complex="Lucida Sans" style:font-style-complex="normal"/>
    </style:style>
    <style:style style:name="T22" style:family="text">
      <style:text-properties fo:color="#221f1f" fo:letter-spacing="-0.007cm" fo:font-style="normal" style:font-style-asian="normal" style:font-style-complex="normal"/>
    </style:style>
    <style:style style:name="T2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5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26" style:family="text">
      <style:text-properties style:text-position="-5% 100%" fo:font-size="9pt" style:font-size-asian="9pt" style:font-size-complex="9pt"/>
    </style:style>
    <style:style style:name="T27" style:family="text">
      <style:text-properties style:text-position="-5% 100%" fo:font-size="9pt" fo:letter-spacing="-0.012cm" style:font-size-asian="9pt" style:font-size-complex="9pt"/>
    </style:style>
    <style:style style:name="T2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29" style:family="text">
      <style:text-properties style:text-position="-5% 100%" fo:font-size="7pt" fo:letter-spacing="-0.016cm" fo:font-weight="normal" style:font-size-asian="7pt" style:font-weight-asian="normal" style:font-size-complex="7pt" style:font-weight-complex="normal"/>
    </style:style>
    <style:style style:name="T3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2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3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letter-spacing="-0.009cm"/>
    </style:style>
    <style:style style:name="T36" style:family="text">
      <style:text-properties fo:letter-spacing="-0.016cm"/>
    </style:style>
    <style:style style:name="T37" style:family="text">
      <style:text-properties fo:font-size="4pt" style:font-size-asian="4pt" style:font-size-complex="4p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22705f"/>
    </style:style>
    <style:style style:name="T40" style:family="text">
      <style:text-properties officeooo:rsid="0022705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7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2"><text:placeholder text:placeholder-type="text">&lt;if test="not line.pack_parent_line_id"&gt;</text:placeholder></text:p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65"><text:placeholder text:placeholder-type="text">&lt;if test="line.product_id and not line.pack_parent_line_id"&gt;</text:placeholder></text:p>
            <text:p text:style-name="P64"><text:placeholder text:placeholder-type="text">&lt;line.product_id.categ_id.name&gt;</text:placeholder></text:p>
            <text:p text:style-name="P61"><text:span text:style-name="T38"><text:placeholder text:placeholder-type="text">&lt;if test="line.product_id.default_code"&gt;</text:placeholder></text:span><text:span text:style-name="T39">[</text:span><text:placeholder text:placeholder-type="text">&lt;line.product_id.default_code&gt;</text:placeholder><text:span text:style-name="T40">] </text:span><text:span text:style-name="T38"><text:placeholder text:placeholder-type="text">&lt;/if&gt;</text:placeholder></text:span><text:placeholder text:placeholder-type="text">&lt;line.product_id.name&gt;</text:placeholder></text:p>
            <text:p text:style-name="P60"><text:placeholder text:placeholder-type="text">&lt;/if&gt;</text:placeholder></text:p>
            <text:p text:style-name="P59"><text:placeholder text:placeholder-type="text">&lt;line.name&gt;</text:placeholder></text:p>
          </table:table-cell>
          <table:table-cell table:style-name="Tabla4.A2" office:value-type="string">
            <text:p text:style-name="P41"><text:span text:style-name="T37"><text:text-input text:description="&lt;for each=&quot;line2 in line.tax_id&quot;&gt;">F</text:text-input></text:span><text:text-input text:description="&lt;line2.description&gt;">10,5%</text:text-input><text:span text:style-name="T37"><text:text-input text:description="&lt;/for&gt;">Ef</text:text-input></text:span></text:p>
          </table:table-cell>
          <table:table-cell table:style-name="Tabla4.A2" office:value-type="string">
            <text:p text:style-name="P40"><text:text-input text:description="&lt;formatLang(line.price_unit)&gt;">9.999,50</text:text-input> <text:span text:style-name="T29"><text:text-input text:description="&lt;o.pricelist_id.currency_id.symbol&gt;">USD</text:text-input></text:span></text:p>
          </table:table-cell>
          <table:table-cell table:style-name="Tabla4.D2" office:value-type="float" office:value="0">
            <text:p text:style-name="P40"><text:text-input text:description="&lt;formatLang(line.discount)&gt;">10,5</text:text-input>%</text:p>
          </table:table-cell>
          <table:table-cell table:style-name="Tabla4.A2" office:value-type="string">
            <text:p text:style-name="P40"><text:text-input text:description="&lt;formatLang(net_price(line.price_unit, line.discount))&gt;">9.999,50</text:text-input> <text:span text:style-name="T29"><text:text-input text:description="&lt;o.pricelist_id.currency_id.symbol&gt;">USD</text:text-input></text:span></text:p>
          </table:table-cell>
          <table:table-cell table:style-name="Tabla4.A2" office:value-type="string">
            <text:p text:style-name="P39"><text:span text:style-name="T12"><text:text-input text:description="&lt;formatLang(line.product_uom_qty)&gt;">25,45</text:text-input></text:span><text:span text:style-name="T12"> </text:span><text:span text:style-name="T12"><text:text-input text:description="&lt;line.product_uom.name&gt;">kgs.</text:text-input></text:span></text:p>
          </table:table-cell>
          <table:table-cell table:style-name="Tabla4.A2" office:value-type="string">
            <text:p text:style-name="P40"><text:text-input text:description="&lt;formatLang(line.price_subtotal)&gt;">99.999,50</text:text-input> <text:span text:style-name="T29"><text:text-input text:description="&lt;o.pricelist_id.currency_id.symbol&gt;">USD</text:text-input></text:span></text:p>
          </table:table-cell>
        </table:table-row>
        <table:table-row table:style-name="Tabla4.3">
          <table:table-cell table:style-name="Tabla4.A2" office:value-type="string">
            <text:p text:style-name="P62"><text:placeholder text:placeholder-type="text">&lt;/if&gt;</text:placeholder>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63"><text:placeholder text:placeholder-type="text">&lt;if test="line.pack_parent_line_id"&gt;</text:placeholder>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66"><text:placeholder text:placeholder-type="text">&lt;line.name&gt;</text:placeholder>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3">
          <table:table-cell table:style-name="Tabla4.A2" office:value-type="string">
            <text:p text:style-name="P62"><text:placeholder text:placeholder-type="text">&lt;/if&gt;</text:placeholder>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40"/>
          </table:table-cell>
          <table:table-cell table:style-name="Tabla4.D2">
            <text:p text:style-name="P40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/>
          </table:table-cell>
        </table:table-row>
        <table:table-row table:style-name="Tabla4.8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row-height="0.10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1.628cm"/>
    </style:style>
    <style:style style:name="Tabla7.3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9.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9.22cm"/>
    </style:style>
    <style:style style:name="Tabla2.B" style:family="table-column">
      <style:table-column-properties style:column-width="1.118cm"/>
    </style:style>
    <style:style style:name="Tabla2.C" style:family="table-column">
      <style:table-column-properties style:column-width="1.776cm"/>
    </style:style>
    <style:style style:name="Tabla2.D" style:family="table-column">
      <style:table-column-properties style:column-width="1.134cm"/>
    </style:style>
    <style:style style:name="Tabla2.E" style:family="table-column">
      <style:table-column-properties style:column-width="1.889cm"/>
    </style:style>
    <style:style style:name="Tabla2.F" style:family="table-column">
      <style:table-column-properties style:column-width="1.655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483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432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72cm"/>
    </style:style>
    <style:style style:name="Tabla6.D4" style:family="table-cell">
      <style:table-cell-properties fo:padding="0cm" fo:border="none"/>
    </style:style>
    <style:style style:name="Tabla6.5" style:family="table-row">
      <style:table-row-properties style:row-height="0.15cm"/>
    </style:style>
    <style:style style:name="Tabla6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6.6" style:family="table-row">
      <style:table-row-properties style:min-row-height="0.968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05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style:text-autospace="none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Text_20_body">
      <style:text-properties fo:font-size="6pt" style:font-size-asian="6pt" style:font-size-complex="6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MP51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fo:background-color="transparent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53" style:family="paragraph" style:parent-style-name="Standard">
      <style:text-properties style:font-name="Lucida Sans" fo:font-size="13pt" style:font-size-asian="13pt" style:font-size-complex="13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3" style:family="text">
      <style:text-properties fo:color="#221f1f" style:font-name="Lucida Sans" fo:font-size="10pt" style:font-size-asian="10pt" style:font-name-complex="Lucida Sans" style:font-size-complex="10pt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8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0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1" style:family="text">
      <style:text-properties fo:color="#221f1f" style:font-name="Lucida Sans" fo:font-size="9pt" style:font-size-asian="9pt" style:font-name-complex="Lucida Sans" style:font-size-complex="9pt"/>
    </style:style>
    <style:style style:name="M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4" style:family="text"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5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16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17" style:family="text">
      <style:text-properties style:text-position="-5% 100%" fo:font-size="9pt" style:font-size-asian="9pt" style:font-size-complex="9pt"/>
    </style:style>
    <style:style style:name="MT18" style:family="text">
      <style:text-properties style:text-position="-5% 100%" fo:font-size="9pt" fo:letter-spacing="-0.012cm" style:font-size-asian="9pt" style:font-size-complex="9pt"/>
    </style:style>
    <style:style style:name="MT1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0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2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24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25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2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1" style:family="text">
      <style:text-properties fo:color="#221f1f" fo:letter-spacing="-0.007cm" fo:font-style="normal" style:font-style-asian="normal" style:font-name-complex="Lucida Sans" style:font-style-complex="normal"/>
    </style:style>
    <style:style style:name="MT32" style:family="text">
      <style:text-properties fo:color="#221f1f" fo:letter-spacing="-0.007cm" fo:font-style="normal" style:font-style-asian="normal" style:font-style-complex="normal"/>
    </style:style>
    <style:style style:name="MT33" style:family="text">
      <style:text-properties fo:letter-spacing="-0.009cm"/>
    </style:style>
    <style:style style:name="MT34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.007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6.472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cm" svg:y="-0.651cm" svg:width="4.84cm" svg:height="2.11cm" draw:z-index="0"><draw:text-box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ame&gt;">0001-00000023</text:text-input><text:span text:style-name="MT1"><text:text-input text:description="&lt;/if&gt;">end if</text:text-input></text:span><text:span text:style-name="MT1"> </text:span></text:p>
              <text:p text:style-name="MP8"><text:span text:style-name="MT2"><text:text-input text:description="&lt;date&gt;">Fecha</text:text-input>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2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4"><text:text-input text:description="&lt;page&gt;">Hoja</text:text-input></text:span> Nº: <text:page-number text:select-page="current">1</text:page-number>/<text:page-count>1</text:page-count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name&gt;</text:placeholder></text:p>
              <text:p text:style-name="MP11"><text:span text:style-name="MT5"><text:placeholder text:placeholder-type="text">&lt;company.partner_id.street&gt;</text:placeholder></text:span><text:span text:style-name="MT5"> 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text:span text:style-name="MT6"> - </text:span><text:span text:style-name="MT6"><text:placeholder text:placeholder-type="text">&lt;company.partner_id.country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/text:p>
              <text:p text:style-name="MP13"><text:placeholder text:placeholder-type="text">&lt;company.partner_id.email&gt;</text:placeholder> <text:s text:c="2"/><text:placeholder text:placeholder-type="text">&lt;company.website&gt;</text:placeholder></text:p>
              <text:p text:style-name="MP14"><text:span text:style-name="MT6"><text:placeholder text:placeholder-type="text">&lt;company.partner_id.responsability_id.name&gt;</text:placeholder></text:span><text:span text:style-name="MT6"> 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7"><text:text-input text:description="&lt;if test=&quot;print_header&quot;&gt;">IF2</text:text-input></text:span><text:span text:style-name="MT4"><text:text-input text:description="&lt;vat&gt;">C.U.I.T.</text:text-input></text:span>: <text:text-input text:description="&lt;format_vat(company.vat)&gt;">20-31393297-9</text:text-input><text:span text:style-name="MT7"><text:text-input text:description="&lt;/if&gt;">&lt;/if&gt;</text:text-input></text:span></text:p>
              <text:p text:style-name="MP17"><text:span text:style-name="MT7"><text:text-input text:description="&lt;if test=&quot;print_header&quot;&gt;">IF2</text:text-input></text:span><text:span text:style-name="MT4"><text:text-input text:description="&lt;iibb_registry&gt;">Ing. Brutos</text:text-input></text:span>: <text:text-input text:description="&lt;company.partner_id.iibb&gt;">EXENTO</text:text-input><text:span text:style-name="MT7"><text:text-input text:description="&lt;/if&gt;">&lt;/if&gt;</text:text-input></text:span></text:p>
              <text:p text:style-name="MP18"><text:span text:style-name="MT7"><text:text-input text:description="&lt;if test=&quot;print_header&quot;&gt;">IF2</text:text-input></text:span><text:span text:style-name="MT8"><text:text-input text:description="&lt;date_start&gt;">Inicio de actividades</text:text-input></text:span><text:span text:style-name="MT9">: </text:span><text:span text:style-name="MT9"><text:text-input text:description="&lt;if test=&quot;company.partner_id.start_date&quot;&gt;">If</text:text-input></text:span><text:span text:style-name="MT9"><text:text-input text:description="&lt;formatLang(company.partner_id.start_date,date='true')&gt;">DD/MM/YYYY</text:text-input></text:span><text:span text:style-name="MT9"><text:text-input text:description="&lt;/if&gt;">/if</text:text-input></text:span><text:span text:style-name="MT7"><text:text-input text:description="&lt;/if&gt;">&lt;/if&gt;</text:text-input></text:span></text:p>
              <text:p text:style-name="MP19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/>
            </table:table-cell>
            <table:table-cell table:style-name="Tabla7.A1" office:value-type="string">
              <text:p text:style-name="MP21"/>
            </table:table-cell>
          </table:table-row>
          <table:table-row table:style-name="Tabla7.2">
            <table:table-cell table:style-name="Tabla7.A1" office:value-type="string">
              <text:p text:style-name="MP20"><text:span text:style-name="MT10"><text:text-input text:description="&lt;costumer&gt;">Cliente</text:text-input></text:span><text:span text:style-name="MT11">:</text:span><text:span text:style-name="MT12"> </text:span><text:span text:style-name="MT13"><text:placeholder text:placeholder-type="text">&lt;get_main_partner(o.partner_id).name&gt;</text:placeholder></text:span></text:p>
              <text:p text:style-name="MP22"/>
              <text:p text:style-name="MP23"><text:span text:style-name="MT14"><text:text-input text:description="&lt;address&gt;">Dirección</text:text-input></text:span><text:span text:style-name="MT13">: </text:span><text:span text:style-name="MT13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1"/>
              <text:p text:style-name="MP24"><text:span text:style-name="MT10"><text:text-input text:description="&lt;phone&gt;">Teléfono</text:text-input></text:span><text:span text:style-name="MT11">:</text:span><text:span text:style-name="MT12"> </text:span><text:span text:style-name="MT13"><text:placeholder text:placeholder-type="text">&lt;get_main_partner(o.partner_id).phone&gt;</text:placeholder></text:span></text:p>
              <text:p text:style-name="MP22"/>
              <text:p text:style-name="MP24"><text:span text:style-name="MT14"><text:text-input text:description="&lt;email&gt;">Mail</text:text-input></text:span><text:span text:style-name="MT13">: </text:span><text:span text:style-name="MT13"><text:placeholder text:placeholder-type="text">&lt;get_main_partner(o.partner_id).email&gt;</text:placeholder></text:span></text:p>
              <text:p text:style-name="MP25"/>
              <text:p text:style-name="MP24"><text:span text:style-name="MT15"><text:placeholder text:placeholder-type="text">&lt;contact&gt;</text:placeholder></text:span><text:span text:style-name="MT13">: </text:span><text:span text:style-name="MT13"><text:placeholder text:placeholder-type="text">&lt;if test="o.partner_id.parent_id"&gt;</text:placeholder></text:span><text:span text:style-name="MT13"><text:placeholder text:placeholder-type="text">&lt;o.partner_id.name&gt;</text:placeholder></text:span><text:span text:style-name="MT13"><text:placeholder text:placeholder-type="text">&lt;/if&gt;</text:placeholder></text:span></text:p>
            </table:table-cell>
          </table:table-row>
          <table:table-row table:style-name="Tabla7.3">
            <table:table-cell table:style-name="Tabla7.A1" office:value-type="string">
              <text:p text:style-name="MP26"><text:span text:style-name="MT10"><text:text-input text:description="&lt;vat_condition&gt;">Cond. I.V.A.</text:text-input></text:span><text:span text:style-name="MT11">:</text:span><text:span text:style-name="MT12"> </text:span><text:span text:style-name="MT13"><text:placeholder text:placeholder-type="text">&lt;get_main_partner(o.partner_id).responsability_id.name&gt;</text:placeholder></text:span></text:p>
              <text:p text:style-name="MP27"><text:span text:style-name="MT16"><text:text-input text:description="&lt;vat&gt;">C.U.I.T.</text:text-input></text:span><text:span text:style-name="MT17">:</text:span><text:span text:style-name="MT18"> </text:span><text:span text:style-name="MT19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8"><text:span text:style-name="MT20"><text:text-input text:description="&lt;sale_condition&gt;">Cond. Venta</text:text-input></text:span><text:span text:style-name="MT21">:</text:span><text:span text:style-name="MT22"> </text:span><text:span text:style-name="MT23"><text:text-input text:description="&lt;o.payment_term.name&gt;">30/60/90 días fin de mes</text:text-input></text:span></text:p>
              <text:p text:style-name="MP29"/>
              <text:p text:style-name="MP30"><text:span text:style-name="MT20"><text:text-input text:description="&lt;reference&gt;">Referencia</text:text-input></text:span><text:span text:style-name="MT21">:</text:span><text:span text:style-name="MT24"> </text:span><text:span text:style-name="MT25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1"><text:span text:style-name="MT26"><text:text-input text:description="&lt;if test=&quot;print_comercial&quot;&gt;">IF2</text:text-input></text:span><text:span text:style-name="MT20"><text:text-input text:description="&lt;comercial&gt;">Comercial</text:text-input></text:span><text:span text:style-name="MT27">:</text:span><text:span text:style-name="MT28"> </text:span><text:span text:style-name="MT29"><text:text-input text:description="&lt;o.user_id.name&gt;">Roberto Ramirez</text:text-input></text:span><text:span text:style-name="MT30"><text:text-input text:description="&lt;/if&gt;">&lt;/if&gt;</text:text-input></text:span></text:p>
              <text:p text:style-name="MP32"/>
              <text:p text:style-name="MP33"><text:span text:style-name="MT20"><text:text-input text:description="&lt;origin&gt;">Doc. Origen</text:text-input></text:span><text:span text:style-name="MT20">: </text:span><text:span text:style-name="MT2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5">%<text:span text:style-name="MT31"><text:text-input text:description="&lt;vat_tax&gt;">I.V.A.</text:text-input></text:span></text:p>
            </table:table-cell>
            <table:table-cell table:style-name="Tabla2.C1" office:value-type="string">
              <text:p text:style-name="MP34"><text:text-input text:description="&lt;list_price&gt;">P. Lista</text:text-input></text:p>
            </table:table-cell>
            <table:table-cell table:style-name="Tabla2.D1" office:value-type="string">
              <text:p text:style-name="MP35">%<text:span text:style-name="MT31"><text:text-input text:description="&lt;bon&gt;">BON.</text:text-input></text:span></text:p>
            </table:table-cell>
            <table:table-cell table:style-name="Tabla2.E1" office:value-type="string">
              <text:p text:style-name="MP34"><text:text-input text:description="&lt;net_price2&gt;">P. Neto</text:text-input></text:p>
            </table:table-cell>
            <table:table-cell table:style-name="Tabla2.F1" office:value-type="string">
              <text:p text:style-name="MP34"><text:text-input text:description="&lt;quantity&gt;">Cantidad</text:text-input></text:p>
            </table:table-cell>
            <table:table-cell table:style-name="Tabla2.G1" office:value-type="string">
              <text:p text:style-name="MP34"><text:text-input text:description="&lt;total&gt;">Total</text:text-input></text:p>
            </table:table-cell>
          </table:table-row>
        </table:table>
        <text:p text:style-name="MP36"/>
      </style:header>
      <style:footer>
        <text:p text:style-name="MP3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32"><text:text-input text:description="&lt;comments&gt;">OBSERVACIONES</text:text-input>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note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4"><text:text-input text:description="&lt;subtotal&gt;">SUBTOTAL</text:text-input></text:span><text:span text:style-name="MT33"> </text:span><text:span text:style-name="MT34"><text:text-input text:description="&lt;o.pricelist_id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/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2"><text:text-input text:description="&lt;taxes&gt;">IMPUESTOS</text:text-input></text:p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1"><text:text-input text:description="&lt;formatLang(o.amount_tax)&gt;">99.999,99</text:text-input></text:p>
              <text:p text:style-name="MP41"/>
              <text:p text:style-name="MP41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7"><text:span text:style-name="MT4"><text:text-input text:description="&lt;total&gt;">TOTAL</text:text-input></text:span><text:span text:style-name="MT33"> </text:span><text:span text:style-name="MT34"><text:text-input text:description="&lt;o.pricelist_id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8"/>
            </table:table-cell>
            <table:table-cell table:style-name="Tabla6.C1" office:value-type="string">
              <text:p text:style-name="MP49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5" table:number-columns-spanned="6" office:value-type="string">
              <text:p text:style-name="MP5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6.6">
            <table:table-cell table:style-name="Tabla6.A5" table:number-columns-spanned="6" office:value-type="string">
              <text:p text:style-name="MP50"><text:placeholder text:placeholder-type="text">&lt;if test="footer"&gt;</text:placeholder></text:p>
              <text:p text:style-name="MP51"><text:placeholder text:placeholder-type="text">&lt;for each="nl in footer.split('\n') or []"&gt;</text:placeholder></text:p>
              <text:p text:style-name="MP51"><text:placeholder text:placeholder-type="text">&lt;nl&gt;</text:placeholder></text:p>
              <text:p text:style-name="MP51"><text:placeholder text:placeholder-type="text">&lt;/for&gt;</text:placeholder></text:p>
              <text:p text:style-name="MP5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53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7-29T11:03:13.266149617</dc:date>
    <meta:editing-duration>P1DT2H11M17S</meta:editing-duration>
    <meta:editing-cycles>327</meta:editing-cycles>
    <meta:generator>LibreOffice/4.1.6.2$Linux_X86_64 LibreOffice_project/40ff705089295be5be0aae9b15123f687c05b0a</meta:generator>
    <dc:creator>Chosco </dc:creator>
    <meta:document-statistic meta:table-count="6" meta:image-count="0" meta:object-count="0" meta:page-count="1" meta:paragraph-count="75" meta:word-count="158" meta:character-count="1761" meta:non-whitespace-character-count="1672"/>
  </office:meta>
</office:document-meta>
</file>